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671/9984" office:value-type="percentage" office:value="0.96864983974359" calcext:value-type="percentage">
            <text:p>96.86%</text:p>
          </table:table-cell>
          <table:table-cell table:style-name="ce4" table:formula="of:=9746/9984" office:value-type="percentage" office:value="0.976161858974359" calcext:value-type="percentage">
            <text:p>97.62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54/9984" office:value-type="percentage" office:value="0.916866987179487" calcext:value-type="percentage">
            <text:p>91.69%</text:p>
          </table:table-cell>
          <table:table-cell table:style-name="ce4"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606/9984" office:value-type="percentage" office:value="0.861979166666667" calcext:value-type="percentage">
            <text:p>86.20%</text:p>
          </table:table-cell>
          <table:table-cell table:style-name="ce4" table:formula="of:=8721/9984" office:value-type="percentage" office:value="0.873497596153846" calcext:value-type="percentage">
            <text:p>87.3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1/9984" office:value-type="percentage" office:value="0.989683493589744" calcext:value-type="percentage">
            <text:p>98.97%</text:p>
          </table:table-cell>
          <table:table-cell table:style-name="ce4" table:formula="of:=9916/9984" office:value-type="percentage" office:value="0.993189102564103" calcext:value-type="percentage">
            <text:p>99.3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682/9984" office:value-type="percentage" office:value="0.969751602564103" calcext:value-type="percentage">
            <text:p>96.98%</text:p>
          </table:table-cell>
          <table:table-cell table:style-name="ce4" table:formula="of:=9769/9984" office:value-type="percentage" office:value="0.978465544871795" calcext:value-type="percentage">
            <text:p>97.8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05/9984" office:value-type="percentage" office:value="0.911959134615385" calcext:value-type="percentage">
            <text:p>91.20%</text:p>
          </table:table-cell>
          <table:table-cell table:style-name="ce4" table:formula="of:=9093/9984" office:value-type="percentage" office:value="0.910757211538462" calcext:value-type="percentage">
            <text:p>91.08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412/9984" office:value-type="percentage" office:value="0.842548076923077" calcext:value-type="percentage">
            <text:p>84.25%</text:p>
          </table:table-cell>
          <table:table-cell table:style-name="ce4" table:formula="of:=8699/9984" office:value-type="percentage" office:value="0.871294070512821" calcext:value-type="percentage">
            <text:p>87.13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51:01.69930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0T20:44:53.184888677</dc:date>
    <meta:editing-duration>PT16H41M40S</meta:editing-duration>
    <meta:editing-cycles>103</meta:editing-cycles>
    <meta:generator>LibreOffice/24.2.2.2$Linux_X86_64 LibreOffice_project/420$Build-2</meta:generator>
    <meta:document-statistic meta:table-count="1" meta:cell-count="213" meta:object-count="0"/>
  </office:meta>
</office:document-meta>
</file>